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10_21-22-48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11_01-06-40_000.jpg</text:p>
          </table:table-cell>
          <table:table-cell table:style-name="ce20" office:value-type="string">
            <text:p><text:s/>:PHOTO 記録 / 経過記録；作ったもの / food=焼酎漬け / material=オオバ：１束；liquor=麦焼酎：??ml,time=~,container=silver-cap-large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PHOTO 記録 / 経過記録；作ったもの / food=焼酎漬け / material=オオバ：１束；liquor=麦焼酎：??ml,time=~,container=silver-cap-large">
            <text:p><text:s/>:PHOTO 記録 / 経過記録；作ったもの / food=焼酎漬け / material=オオバ：１束；liquor=麦焼酎：??ml,time=~,container=silver-cap-large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11_01-51-54_000.jpg</text:p>
          </table:table-cell>
          <table:table-cell table:style-name="ce19" office:value-type="string">
            <text:p>-*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11_02-03-19_000.jpg</text:p>
          </table:table-cell>
          <table:table-cell table:style-name="ce19" office:value-type="string">
            <text:p>:m RES #*# / free# JVEMV6 59#_id=MYE4 / 59. medical / 12. stress / w=４箇所：腎臓；胃；小腸；生殖器,topics=ツボ：足裏,other=continue+,s=~,i=~,doc=~,Next~ 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RES #*# / free# JVEMV6 59#_id=MYE4 / 59. medical / 12. stress / w=４箇所：腎臓；胃；小腸；生殖器,topics=ツボ：足裏,other=continue+,s=~,i=~,doc=~,Next~ ">
            <text:p>:m RES #*# / free# JVEMV6 59#_id=MYE4 / 59. medical / 12. stress / w=４箇所：腎臓；胃；小腸；生殖器,topics=ツボ：足裏,other=continue+,s=~,i=~,doc=~,Next~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11_02-25-41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11_02-25-47_000.jpg</text:p>
          </table:table-cell>
          <table:table-cell table:style-name="ce19" office:value-type="string">
            <text:p>:m :PHOTO 寝た時刻 / 2022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11_09-26-20_000.jpg</text:p>
          </table:table-cell>
          <table:table-cell table:style-name="ce19" office:value-type="string">
            <text:p>:m :PHOTO 起きた時刻 / 2022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11_09-26-27_000.jpg</text:p>
          </table:table-cell>
          <table:table-cell table:style-name="ce19" office:value-type="string">
            <text:p>:m :? #*# / topic=~ / content=自分の親が、自分の妻を、言葉で虐待している。親への「孝」と、妻への「仁」とが、ぶつかっている。「義」に従って、いづれかを選ぶのか？ / status=~ / other=~,id=~ / :i #*# / topic=physics:量子力学 / subject=~, content=シュレディンガー方程式の、右辺。Eψ。let,B=1/E;(B*Eψ=ψ)。ψそのものが得られる。,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? #*# / topic=~ / content=自分の親が、自分の妻を、言葉で虐待している。親への「孝」と、妻への「仁」とが、ぶつかっている。「義」に従って、いづれかを選ぶのか？ / status=~ / other=~,id=~ / :i #*# / topic=physics:量子力学 / subject=~, content=シュレディンガー方程式の、右辺。Eψ。let,B=1/E;(B*Eψ=ψ)。ψそのものが得られる。, other=~">
            <text:p>:m :? #*# / topic=~ / content=自分の親が、自分の妻を、言葉で虐待している。親への「孝」と、妻への「仁」とが、ぶつかっている。「義」に従って、いづれかを選ぶのか？ / status=~ / other=~,id=~ / :i #*# / topic=physics:量子力学 / subject=~, content=シュレディンガー方程式の、右辺。Eψ。let,B=1/E;(B*Eψ=ψ)。ψそのものが得られる。,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11_09-26-44_000.jpg</text:p>
          </table:table-cell>
          <table:table-cell table:style-name="ce19" office:value-type="string">
            <text:p>:m :th / topic=~ / content=「格物」も、dyslexiaの研究も、liberacionのため。 / lang=ja || :m :lets / action activity / やること / genre=「神秘主義」 / content=確信的に、求めよう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:th / topic=~ / content=「格物」も、dyslexiaの研究も、liberacionのため。 / lang=ja || :m :lets / action activity / やること / genre=「神秘主義」 / content=確信的に、求めよう">
            <text:p>:m :th / topic=~ / content=「格物」も、dyslexiaの研究も、liberacionのため。 / lang=ja || :m :lets / action activity / やること / genre=「神秘主義」 / content=確信的に、求めよ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11_10-53-49_000.jpg</text:p>
          </table:table-cell>
          <table:table-cell table:style-name="ce19" office:value-type="string">
            <text:p>:m :th / topic=~ / content=「仁」は、なぜ人に備わっているのか？「仁」は、どこから来るのか？ / lang=ja;ko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:th / topic=~ / content=「仁」は、なぜ人に備わっているのか？「仁」は、どこから来るのか？ / lang=ja;ko">
            <text:p>:m :th / topic=~ / content=「仁」は、なぜ人に備わっているのか？「仁」は、どこから来るのか？ / lang=ja;ko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2-11_14-11-27_000.jpg</text:p>
          </table:table-cell>
          <table:table-cell table:style-name="ce19" office:value-type="string">
            <text:p>:m 記録 / 身体 / 全身像 / 顔 / 様子 / time=昼；occasion=楽器演奏したあと（篠笛）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記録 / 身体 / 全身像 / 顔 / 様子 / time=昼；occasion=楽器演奏したあと（篠笛）">
            <text:p>:m 記録 / 身体 / 全身像 / 顔 / 様子 / time=昼；occasion=楽器演奏したあと（篠笛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2-11_14-11-30_000.jpg</text:p>
          </table:table-cell>
          <table:table-cell table:style-name="ce19" office:value-type="string">
            <text:p>:m 記録 / 身体 / 全身像 / 顔 / 様子 / time=昼；occasion=楽器演奏したあと（篠笛）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記録 / 身体 / 全身像 / 顔 / 様子 / time=昼；occasion=楽器演奏したあと（篠笛）">
            <text:p>:m 記録 / 身体 / 全身像 / 顔 / 様子 / time=昼；occasion=楽器演奏したあと（篠笛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2-11_14-11-34_000.jpg</text:p>
          </table:table-cell>
          <table:table-cell table:style-name="ce19" office:value-type="string">
            <text:p>:m :篠笛,shinobue #*# / session-memo / s.1:todays-melody,genr=~,for=~,key=~,tempo=~,R=1,i.f.=~,notes=hole:4`-3`-4`-3`-4`-6`-6`-4`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:篠笛,shinobue #*# / session-memo / s.1:todays-melody,genr=~,for=~,key=~,tempo=~,R=1,i.f.=~,notes=hole:4`-3`-4`-3`-4`-6`-6`-4`,Re+,other=~">
            <text:p>:m :篠笛,shinobue #*# / session-memo / s.1:todays-melody,genr=~,for=~,key=~,tempo=~,R=1,i.f.=~,notes=hole:4`-3`-4`-3`-4`-6`-6`-4`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2-11_16-40-04_000.jpg</text:p>
          </table:table-cell>
          <table:table-cell table:style-name="ce19" office:value-type="string">
            <text:p>:m RES 1*1 / free# JVEMV6 68#_178:2 / 68. theoretical-physics(tp) / w=~,topics=摂動,other=~,s=~,i=~,doc=r-9-2~2.9#8 || :m RES 1*2 / free# JVEMV6 68#_180:1 / 68. theoretical-physics(tp) / w=~,topics=遷移確率,other=~,s=~,i=~,doc=r-9-2~2.10#7.3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RES 1*1 / free# JVEMV6 68#_178:2 / 68. theoretical-physics(tp) / w=~,topics=摂動,other=~,s=~,i=~,doc=r-9-2~2.9#8 || :m RES 1*2 / free# JVEMV6 68#_180:1 / 68. theoretical-physics(tp) / w=~,topics=遷移確率,other=~,s=~,i=~,doc=r-9-2~2.10#7.3">
            <text:p>:m RES 1*1 / free# JVEMV6 68#_178:2 / 68. theoretical-physics(tp) / w=~,topics=摂動,other=~,s=~,i=~,doc=r-9-2~2.9#8 || :m RES 1*2 / free# JVEMV6 68#_180:1 / 68. theoretical-physics(tp) / w=~,topics=遷移確率,other=~,s=~,i=~,doc=r-9-2~2.10#7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2-11_16-40-29_000.jpg</text:p>
          </table:table-cell>
          <table:table-cell table:style-name="ce19" office:value-type="string">
            <text:p>:m RES 2*2 / free# JVEMV6 68#_180:1 / 68. theoretical-physics(tp) / w=~,topics=遷移確率,other=~,s=~,i=~,doc=r-9-2~2.10#9.2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RES 2*2 / free# JVEMV6 68#_180:1 / 68. theoretical-physics(tp) / w=~,topics=遷移確率,other=~,s=~,i=~,doc=r-9-2~2.10#9.2">
            <text:p>:m RES 2*2 / free# JVEMV6 68#_180:1 / 68. theoretical-physics(tp) / w=~,topics=遷移確率,other=~,s=~,i=~,doc=r-9-2~2.10#9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2-11_19-09-34_000.jpg</text:p>
          </table:table-cell>
          <table:table-cell table:style-name="ce19" office:value-type="string">
            <text:p>:m :篠笛,shinobue #*# / session-memo / s.1:todays-melody,genr=~,for=~,key=~,tempo=~,R=~,i.f.=~,notes=hole:3-4-3-4;3-4-6-4,Re+,other=~ s.2: todays-melody,genr=~,for=~,key=~,tempo=~,R=~,i.f.=~,notes=hole:7`-6`-7`-4`-e,Re+,other=~ s.3:todays-melody,genr=~,for=~,key=~,tempo=~,R=~,i.f.=~,notes=4``-3``-4``-4``-7`-,Re+,other=dai-kan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m :篠笛,shinobue #*# / session-memo / s.1:todays-melody,genr=~,for=~,key=~,tempo=~,R=~,i.f.=~,notes=hole:3-4-3-4;3-4-6-4,Re+,other=~ s.2: todays-melody,genr=~,for=~,key=~,tempo=~,R=~,i.f.=~,notes=hole:7`-6`-7`-4`-e,Re+,other=~ s.3:todays-melody,genr=~,for=~,key=~,tempo=~,R=~,i.f.=~,notes=4``-3``-4``-4``-7`-,Re+,other=dai-kan">
            <text:p>:m :篠笛,shinobue #*# / session-memo / s.1:todays-melody,genr=~,for=~,key=~,tempo=~,R=~,i.f.=~,notes=hole:3-4-3-4;3-4-6-4,Re+,other=~ s.2: todays-melody,genr=~,for=~,key=~,tempo=~,R=~,i.f.=~,notes=hole:7`-6`-7`-4`-e,Re+,other=~ s.3:todays-melody,genr=~,for=~,key=~,tempo=~,R=~,i.f.=~,notes=4``-3``-4``-4``-7`-,Re+,other=dai-kan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10_18-36-17_000.mp4</text:p>
          </table:table-cell>
          <table:table-cell table:style-name="ce19" office:value-type="string">
            <text:p>:VIDEO / @自室 / 記録 / jap.flute / 演奏、play / R=1 / record,for=mouth-shape:甲音から大甲へ：移り変わり：hole-4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1 / record,for=mouth-shape:甲音から大甲へ：移り変わり：hole-4,other=~">
            <text:p>:VIDEO / @自室 / 記録 / jap.flute / 演奏、play / R=1 / record,for=mouth-shape:甲音から大甲へ：移り変わり：hole-4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10_18-38-32_000.mp4</text:p>
          </table:table-cell>
          <table:table-cell table:style-name="ce19" office:value-type="string">
            <text:p>:VIDEO / @自室 / 記録 / jap.flute / 演奏、play / R=2 / record,for=mouth-shape:大甲：hole-4;3,other=説明口上、あり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 / 演奏、play / R=2 / record,for=mouth-shape:大甲：hole-4;3,other=説明口上、あり">
            <text:p>:VIDEO / @自室 / 記録 / jap.flute / 演奏、play / R=2 / record,for=mouth-shape:大甲：hole-4;3,other=説明口上、あ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10_18-43-26_000.mp4</text:p>
          </table:table-cell>
          <table:table-cell table:style-name="ce19" office:value-type="string">
            <text:p>:VIDEO / @自室 / 記録 / jap.flute / 演奏、play / R=3 / record,for=mouth-shape:大甲：hole-4,other=息の出し方：ポッポっと、小出しを繰り返す。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 / 演奏、play / R=3 / record,for=mouth-shape:大甲：hole-4,other=息の出し方：ポッポっと、小出しを繰り返す。">
            <text:p>:VIDEO / @自室 / 記録 / jap.flute / 演奏、play / R=3 / record,for=mouth-shape:大甲：hole-4,other=息の出し方：ポッポっと、小出しを繰り返す。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10_19-02-47_000.mp4</text:p>
          </table:table-cell>
          <table:table-cell table:style-name="ce19" office:value-type="string">
            <text:p>:VIDEO / @自室 / 記録 / jap.flute-bamboo / 演奏、play / R=1 / genr=todays-melody,Re+,other=feeling:~,file-id=~,memo~</text:p>
          </table:table-cell>
          <table:table-cell table:style-name="ce19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2-10_19-04-59_000.mp4</text:p>
          </table:table-cell>
          <table:table-cell table:style-name="ce19" office:value-type="string">
            <text:p>:VIDEO / @自室 / 記録 / jap.flute-bamboo / 演奏、play / R=2 / genr=todays-melody,Re+,other=feeling:~,file-id=~,memo~</text:p>
          </table:table-cell>
          <table:table-cell table:style-name="ce21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VIDEO / @自室 / 記録 / jap.flute-bamboo / 演奏、play / R=2 / genr=todays-melody,Re+,other=feeling:~,file-id=~,memo~">
            <text:p>:VIDEO / @自室 / 記録 / jap.flute-bamboo / 演奏、play / R=2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2-11_14-06-26_000.mp4</text:p>
          </table:table-cell>
          <table:table-cell table:style-name="ce21" office:value-type="string">
            <text:p>:VIDEO / @自室 / 記録 / jap.flute / 演奏、play / R=1 / genr=todays-melody,for=~,key=~,tempo=~,R=~,i.f.=~,memo=~,elements=~,notes=~,Re+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VIDEO / @自室 / 記録 / jap.flute / 演奏、play / R=1 / genr=todays-melody,for=~,key=~,tempo=~,R=~,i.f.=~,memo=~,elements=~,notes=~,Re+,other=~">
            <text:p>:VIDEO / @自室 / 記録 / jap.flute / 演奏、play / R=1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2-11_18-20-50_000.mp4</text:p>
          </table:table-cell>
          <table:table-cell table:style-name="ce19" office:value-type="string">
            <text:p>:VIDEO / @自室 / 記録 / jap.flute / 演奏、play / R=1(session-2) / genr=todays-melody,for=~,key=~,tempo=~,R=~,i.f.=~,memo=~,elements=~,notes=dai-kan,Re+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VIDEO / @自室 / 記録 / jap.flute / 演奏、play / R=1(session-2) / genr=todays-melody,for=~,key=~,tempo=~,R=~,i.f.=~,memo=~,elements=~,notes=dai-kan,Re+,other=~">
            <text:p>:VIDEO / @自室 / 記録 / jap.flute / 演奏、play / R=1(session-2) / genr=todays-melody,for=~,key=~,tempo=~,R=~,i.f.=~,memo=~,elements=~,notes=dai-kan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2-02-11_18-26-10_000.mp4</text:p>
          </table:table-cell>
          <table:table-cell table:style-name="ce19" office:value-type="string">
            <text:p>:VIDEO / @自室 / 記録 / jap.flute / 演奏、play / R=2(session-2) / genr=todays-melody,for=~,key=~,tempo=~,R=~,i.f.=~,memo=~,elements=~,notes=~,Re+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VIDEO / @自室 / 記録 / jap.flute / 演奏、play / R=2(session-2) / genr=todays-melody,for=~,key=~,tempo=~,R=~,i.f.=~,memo=~,elements=~,notes=~,Re+,other=~">
            <text:p>:VIDEO / @自室 / 記録 / jap.flute / 演奏、play / R=2(session-2)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11_18-32-08_000.mp4</text:p>
          </table:table-cell>
          <table:table-cell table:style-name="ce19" office:value-type="string">
            <text:p>:VIDEO / @自室 / 記録 / jap.flute / 演奏、play / R=3(session-2)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VIDEO / @自室 / 記録 / jap.flute / 演奏、play / R=3(session-2) / genr=todays-melody,for=~,key=~,tempo=~,R=~,i.f.=~,memo=~,elements=~,notes=~,Re+,other=~">
            <text:p>:VIDEO / @自室 / 記録 / jap.flute / 演奏、play / R=3(session-2)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2-02-11_18-33-50_000.mp4</text:p>
          </table:table-cell>
          <table:table-cell table:style-name="ce19" office:value-type="string">
            <text:p>:VIDEO / @自室 / 記録 / jap.flute / 演奏、play / R=4(session-2)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VIDEO / @自室 / 記録 / jap.flute / 演奏、play / R=4(session-2) / genr=todays-melody,for=~,key=~,tempo=~,R=~,i.f.=~,memo=~,elements=~,notes=~,Re+,other=~">
            <text:p>:VIDEO / @自室 / 記録 / jap.flute / 演奏、play / R=4(session-2)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string">
            <text:p>2022-02-11_18-38-02_000.mp4</text:p>
          </table:table-cell>
          <table:table-cell table:style-name="ce19" office:value-type="string">
            <text:p>:VIDEO / @自室 / 記録 / jap.flute / 演奏、play / R=5(session-2)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VIDEO / @自室 / 記録 / jap.flute / 演奏、play / R=5(session-2) / genr=todays-melody,for=~,key=~,tempo=~,R=~,i.f.=~,memo=~,elements=~,notes=~,Re+,other=~">
            <text:p>:VIDEO / @自室 / 記録 / jap.flute / 演奏、play / R=5(session-2)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2022-02-11_18-55-33_000.mp4</text:p>
          </table:table-cell>
          <table:table-cell table:style-name="ce19" office:value-type="string">
            <text:p>:VIDEO / @自室 / 記録 / jap.flute-bamboo / 演奏、play / R=1 / genr=todays-melody,Re+,other=feeling:~,file-id=~,memo~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VIDEO / @自室 / 記録 / jap.flute-bamboo / 演奏、play / R=1 / genr=todays-melody,Re+,other=feeling:~,file-id=~,memo~">
            <text:p>:VIDEO / @自室 / 記録 / jap.flute-bamboo / 演奏、play / R=1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2-02-11_18-57-59_000.mp4</text:p>
          </table:table-cell>
          <table:table-cell table:style-name="ce19" office:value-type="string">
            <text:p>:VIDEO / @自室 / 記録 / jap.flute-bamboo / 演奏、play / R=2 / genr=todays-melody,Re+,other=feeling:~,file-id=~,memo~</text:p>
          </table:table-cell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string" office:string-value=":VIDEO / @自室 / 記録 / jap.flute-bamboo / 演奏、play / R=2 / genr=todays-melody,Re+,other=feeling:~,file-id=~,memo~">
            <text:p>:VIDEO / @自室 / 記録 / jap.flute-bamboo / 演奏、play / R=2 / genr=todays-melody,Re+,other=feeling:~,file-id=~,memo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2022/02/13</text:date>, <text:time>11:55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3T11:55:38.40</dc:date>
    <dc:creator>iwabuchi ken</dc:creator>
    <meta:editing-duration>P43DT5H27M11S</meta:editing-duration>
    <meta:editing-cycles>14533</meta:editing-cycles>
    <meta:document-statistic meta:table-count="1" meta:cell-count="479" meta:object-count="0"/>
    <meta:user-defined meta:name="qrichtext">1</meta:user-defined>
  </office:meta>
</office:document-meta>
</file>